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Calibri" fo:font-size="10pt" officeooo:rsid="001ad3da" officeooo:paragraph-rsid="0003b08e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Calibri" fo:font-weight="bold" officeooo:rsid="0003b08e" officeooo:paragraph-rsid="0003b08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weight="bold" officeooo:rsid="0003b08e" officeooo:paragraph-rsid="0003b08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fo:font-weight="bold" officeooo:rsid="0003b08e" officeooo:paragraph-rsid="0003b08e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8pt" fo:font-weight="normal" officeooo:rsid="0003b08e" officeooo:paragraph-rsid="0003b08e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size="10pt" style:text-underline-style="none" fo:font-weight="bold" officeooo:rsid="0003b08e" officeooo:paragraph-rsid="0003b08e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Mono" fo:font-size="10pt" fo:font-weight="bold" officeooo:rsid="0003b08e" officeooo:paragraph-rsid="0003b08e" style:font-size-asian="10pt" style:font-weight-asian="bold" style:font-size-complex="10pt" style:font-weight-complex="bold"/>
    </style:style>
    <style:style style:name="P9" style:family="paragraph" style:parent-style-name="List_20_Paragraph">
      <style:paragraph-properties fo:margin-left="0.635cm" fo:margin-right="0cm" fo:text-indent="-0.635cm" style:auto-text-indent="false"/>
      <style:text-properties style:font-name="Liberation Mono" fo:font-size="10pt" officeooo:paragraph-rsid="0003b08e" style:font-size-asian="10pt" style:font-size-complex="10pt"/>
    </style:style>
    <style:style style:name="P10" style:family="paragraph" style:parent-style-name="List_20_Paragraph">
      <style:paragraph-properties fo:margin-left="0.635cm" fo:margin-right="0cm" fo:text-align="start" style:justify-single-word="false" fo:text-indent="-0.635cm" style:auto-text-indent="false"/>
      <style:text-properties style:font-name="Liberation Mono" fo:font-size="10pt" fo:font-weight="bold" officeooo:rsid="0003b08e" officeooo:paragraph-rsid="0003b08e" style:font-size-asian="10pt" style:font-weight-asian="bold" style:font-size-complex="10pt" style:font-weight-complex="bold"/>
    </style:style>
    <style:style style:name="P11" style:family="paragraph" style:parent-style-name="List_20_Paragraph">
      <style:paragraph-properties fo:margin-left="0.635cm" fo:margin-right="0cm" fo:text-align="start" style:justify-single-word="false" fo:text-indent="-0.635cm" style:auto-text-indent="false"/>
      <style:text-properties style:text-position="0% 100%" style:font-name="Liberation Mono" fo:font-size="10pt" fo:font-weight="bold" officeooo:rsid="0003b08e" officeooo:paragraph-rsid="0003b08e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2pt" fo:font-weight="normal" officeooo:rsid="0003b08e" officeooo:paragraph-rsid="0003b08e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Mono" fo:font-size="8pt" fo:font-weight="normal" officeooo:rsid="0003b08e" officeooo:paragraph-rsid="0003b08e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Mono" fo:font-size="10pt" fo:font-weight="bold" officeooo:rsid="0003b08e" officeooo:paragraph-rsid="0003b08e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.635cm" fo:margin-right="0cm" fo:text-indent="-0.635cm" style:auto-text-indent="false"/>
      <style:text-properties style:font-name="Liberation Mono" fo:font-size="10pt" fo:language="en" fo:country="US" officeooo:paragraph-rsid="0003b08e" style:font-size-asian="10pt" style:font-size-complex="10pt"/>
    </style:style>
    <style:style style:name="P16" style:family="paragraph" style:parent-style-name="List_20_Paragraph">
      <style:paragraph-properties fo:margin-left="0.635cm" fo:margin-right="0cm" fo:text-align="start" style:justify-single-word="false" fo:text-indent="-0.635cm" style:auto-text-indent="false"/>
      <style:text-properties style:text-position="sub 58%" style:font-name="Liberation Mono" fo:font-size="10pt" fo:language="en" fo:country="US" fo:font-weight="normal" officeooo:rsid="0003b08e" officeooo:paragraph-rsid="0003b08e" style:font-size-asian="10pt" style:font-weight-asian="normal" style:font-size-complex="10pt" style:font-weight-complex="normal"/>
    </style:style>
    <style:style style:name="T1" style:family="text">
      <style:text-properties officeooo:rsid="0003b08e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fo:font-weight="normal" officeooo:rsid="00052dc3" style:font-weight-asian="normal" style:font-weight-complex="normal"/>
    </style:style>
    <style:style style:name="T5" style:family="text">
      <style:text-properties fo:language="en" fo:country="US" fo:font-weight="bold" style:font-weight-asian="bold"/>
    </style:style>
    <style:style style:name="T6" style:family="text">
      <style:text-properties fo:language="en" fo:country="US" style:font-weight-complex="normal"/>
    </style:style>
    <style:style style:name="T7" style:family="text">
      <style:text-properties fo:language="en" fo:country="US" officeooo:rsid="0003b08e"/>
    </style:style>
    <style:style style:name="T8" style:family="text">
      <style:text-properties style:text-position="sub 58%" fo:language="en" fo:country="US" officeooo:rsid="0003b08e"/>
    </style:style>
    <style:style style:name="T9" style:family="text">
      <style:text-properties style:text-position="sub 58%" fo:language="en" fo:country="US" fo:font-weight="normal" style:font-weight-asian="normal" style:font-weight-complex="normal"/>
    </style:style>
    <style:style style:name="T10" style:family="text">
      <style:text-properties style:text-position="sub 58%" fo:language="en" fo:country="US" fo:font-weight="normal" officeooo:rsid="0003b08e" style:font-weight-asian="normal" style:font-weight-complex="normal"/>
    </style:style>
    <style:style style:name="T11" style:family="text">
      <style:text-properties style:text-position="sub 58%" fo:language="en" fo:country="US" fo:font-weight="normal" officeooo:rsid="00052dc3" style:font-weight-asian="normal" style:font-weight-complex="normal"/>
    </style:style>
    <style:style style:name="T12" style:family="text">
      <style:text-properties style:text-position="0% 100%" fo:language="en" fo:country="US" officeooo:rsid="0003b08e"/>
    </style:style>
    <style:style style:name="T13" style:family="text">
      <style:text-properties style:text-position="0% 100%" fo:language="en" fo:country="US" fo:font-weight="normal" style:font-weight-asian="normal" style:font-weight-complex="normal"/>
    </style:style>
    <style:style style:name="T14" style:family="text">
      <style:text-properties style:text-position="0% 100%" fo:language="en" fo:country="US" fo:font-weight="normal" officeooo:rsid="0003b08e" style:font-weight-asian="normal" style:font-weight-complex="normal"/>
    </style:style>
    <style:style style:name="T15" style:family="text">
      <style:text-properties style:text-position="0% 100%" fo:language="en" fo:country="US" fo:font-weight="normal" officeooo:rsid="00052dc3" style:font-weight-asian="normal" style:font-weight-complex="normal"/>
    </style:style>
    <style:style style:name="T16" style:family="text">
      <style:text-properties style:text-position="0% 100%" fo:language="en" fo:country="US" fo:font-weight="normal" officeooo:rsid="0006fe25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ELIMINARY DESIGN REPORT</text:p>
      <text:p text:style-name="P3"/>
      <text:p text:style-name="P4">1. MIPS Program with the Given Subprograms</text:p>
      <text:p text:style-name="P4"/>
      <text:p text:style-name="P6">## Program for Part 1 of Lab 2</text:p>
      <text:p text:style-name="P6">## Converts hexadecimal string to decimal number</text:p>
      <text:p text:style-name="P6">## Mert Alp Taytak</text:p>
      <text:p text:style-name="P6"/>
      <text:p text:style-name="P6"><text:tab/>.text</text:p>
      <text:p text:style-name="P6"><text:tab/>.globl __start</text:p>
      <text:p text:style-name="P6"><text:tab/></text:p>
      <text:p text:style-name="P6">__start:</text:p>
      <text:p text:style-name="P6"/>
      <text:p text:style-name="P6"><text:tab/>jal interactWithUser<text:tab/></text:p>
      <text:p text:style-name="P6"><text:tab/></text:p>
      <text:p text:style-name="P6"><text:tab/># Print decimal value</text:p>
      <text:p text:style-name="P6"><text:tab/>move $t0, $v0 # $v0 will change for syscalls</text:p>
      <text:p text:style-name="P6"><text:tab/>la $a0, str3</text:p>
      <text:p text:style-name="P6"><text:tab/>li $v0, 4</text:p>
      <text:p text:style-name="P6"><text:tab/>syscall</text:p>
      <text:p text:style-name="P6"><text:tab/></text:p>
      <text:p text:style-name="P6"><text:tab/># $t0 is the value</text:p>
      <text:p text:style-name="P6"><text:tab/>move $a0, $t0</text:p>
      <text:p text:style-name="P6"><text:tab/>li $v0, 1</text:p>
      <text:p text:style-name="P6"><text:tab/>syscall</text:p>
      <text:p text:style-name="P6"><text:tab/></text:p>
      <text:p text:style-name="P6"><text:tab/>li $v0, 10</text:p>
      <text:p text:style-name="P6"><text:tab/>syscall</text:p>
      <text:p text:style-name="P6"><text:tab/></text:p>
      <text:p text:style-name="P6"/>
      <text:p text:style-name="P6"># Before call: $a0 is the address of the string</text:p>
      <text:p text:style-name="P6"># After <text:s/>call: $v0 is the decimal and non-string representation of the string</text:p>
      <text:p text:style-name="P8">convertHexToDec:</text:p>
      <text:p text:style-name="P6"/>
      <text:p text:style-name="P6"><text:tab/># $a0 has the string address</text:p>
      <text:p text:style-name="P6"><text:tab/># Save return address to stack and get string length</text:p>
      <text:p text:style-name="P6"><text:tab/>addi $sp, $sp, -20</text:p>
      <text:p text:style-name="P6"><text:tab/>sw $s2, 16($sp)<text:tab/># It will be modified to hold current character</text:p>
      <text:p text:style-name="P6"><text:tab/>sw $s1, 12($sp)<text:tab/># It will be modified to hold current index in string</text:p>
      <text:p text:style-name="P6"><text:tab/>sw $s0, 8($sp) <text:tab/># It will be modified to hold decimal value</text:p>
      <text:p text:style-name="P6"><text:tab/>sw $a0, 4($sp) <text:tab/># It will be modified in strLength</text:p>
      <text:p text:style-name="P6"><text:tab/>sw $ra, 0($sp) <text:tab/># Save return address for the caller</text:p>
      <text:p text:style-name="P6"><text:tab/></text:p>
      <text:p text:style-name="P6"><text:tab/>jal strLength</text:p>
      <text:p text:style-name="P6"><text:tab/></text:p>
      <text:p text:style-name="P6"><text:tab/># $v0 is now string length</text:p>
      <text:p text:style-name="P6"><text:tab/>move $s1, $v0</text:p>
      <text:p text:style-name="P6"><text:tab/></text:p>
      <text:p text:style-name="P6"><text:tab/># Restore $ra and $a0 from stack</text:p>
      <text:p text:style-name="P6"><text:tab/>lw $ra, 0($sp)</text:p>
      <text:p text:style-name="P6"><text:tab/>lw $a0, 4($sp)</text:p>
      <text:p text:style-name="P6"><text:tab/>addi $sp, $sp, 8</text:p>
      <text:p text:style-name="P6"><text:tab/></text:p>
      <text:p text:style-name="P6"><text:tab/># Now: $a0 is string address, $s1 is string length</text:p>
      <text:p text:style-name="P6"><text:tab/>li $s0, 0 <text:tab/># Use $s0 for decimal value</text:p>
      <text:p text:style-name="P6"><text:tab/>sub $s1, $s1, 1 # Index starts from length - 1</text:p>
      <text:p text:style-name="P6"><text:tab/># Use $s2 as current character</text:p>
      <text:p text:style-name="P6"><text:tab/></text:p>
      <text:p text:style-name="P6"><text:tab/>loopConvertHexToDec:</text:p>
      <text:p text:style-name="P6"><text:tab/>blt $s1, $zero, isValid # End of loop</text:p>
      <text:p text:style-name="P6"><text:tab/></text:p>
      <text:p text:style-name="P6"><text:tab/>lb $s2, 0($a0) # Load current character</text:p>
      <text:p text:style-name="P6"><text:tab/></text:p>
      <text:p text:style-name="P6"><text:tab/>blt $s2, 48, isInvalid <text:tab/><text:tab/># Character is not a hexadecimal value</text:p>
      <text:p text:style-name="P6"><text:tab/>blt $s2, 58, isBetween_09 <text:tab/># Character is between 0 and 9</text:p>
      <text:p text:style-name="P6"><text:tab/>blt $s2, 65, isInvalid <text:tab/><text:tab/># Character is not a hexadecimal value</text:p>
      <text:p text:style-name="P6"><text:tab/>blt $s2, 71, isBetween_AF <text:tab/># Character is between A and F</text:p>
      <text:p text:style-name="P6"><text:tab/>blt $s2, 97, isInvalid <text:tab/><text:tab/># Character is not a hexadecimal value</text:p>
      <text:p text:style-name="P6"><text:tab/>blt $s2, 103, isBetween_af <text:tab/># Character is between a and f</text:p>
      <text:p text:style-name="P6"><text:soft-page-break/><text:tab/>j isInvalid<text:tab/><text:tab/><text:tab/># Character is not a hexadecimal value</text:p>
      <text:p text:style-name="P6"><text:tab/></text:p>
      <text:p text:style-name="P6"><text:tab/># In the following cases,</text:p>
      <text:p text:style-name="P6"><text:tab/># the general idea is to get the true value of the character</text:p>
      <text:p text:style-name="P6"><text:tab/># by subtracting some value corresponding to its ASCII value</text:p>
      <text:p text:style-name="P6"><text:tab/># then using bitshift to get its decimal value corresponding</text:p>
      <text:p text:style-name="P6"><text:tab/># to its place in the hexadecimal number and adding it to</text:p>
      <text:p text:style-name="P6"><text:tab/># $s0 since it is keeping the final decimal value</text:p>
      <text:p text:style-name="P6"><text:tab/><text:tab/></text:p>
      <text:p text:style-name="P6"><text:tab/>isBetween_09: <text:tab/><text:tab/># ASCII values 48-57</text:p>
      <text:p text:style-name="P6"><text:tab/>sub $s2, $s2, 48 <text:tab/># Value is now between 0 and 9</text:p>
      <text:p text:style-name="P6"><text:tab/>j shiftAndAdd</text:p>
      <text:p text:style-name="P6"><text:tab/><text:tab/></text:p>
      <text:p text:style-name="P6"><text:tab/>isBetween_AF: <text:tab/><text:tab/># ASCII values 65-70</text:p>
      <text:p text:style-name="P6"><text:tab/>sub $s2, $s2, 55 <text:tab/># Value is now between 10 and 15</text:p>
      <text:p text:style-name="P6"><text:tab/>j shiftAndAdd</text:p>
      <text:p text:style-name="P6"><text:tab/></text:p>
      <text:p text:style-name="P6"><text:tab/>isBetween_af: <text:tab/><text:tab/># ASCII values 97-102</text:p>
      <text:p text:style-name="P6"><text:tab/>sub $s2, $s2, 87 <text:tab/># Value is now between 10 and 15</text:p>
      <text:p text:style-name="P6"><text:tab/>j shiftAndAdd</text:p>
      <text:p text:style-name="P6"><text:tab/></text:p>
      <text:p text:style-name="P6"><text:tab/>shiftAndAdd:</text:p>
      <text:p text:style-name="P6"><text:tab/>sll $s0, $s0, 4<text:tab/><text:tab/># Multilpy $s0 by 16 per hexadecimal digit for base conversion</text:p>
      <text:p text:style-name="P6"><text:tab/>add $s0, $s0, $s2<text:tab/># Decimal value so far</text:p>
      <text:p text:style-name="P6"><text:tab/>sub $s1, $s1, 1<text:tab/><text:tab/># Decrement index</text:p>
      <text:p text:style-name="P6"><text:tab/>add $a0, $a0, 1<text:tab/><text:tab/># Increment address to next character</text:p>
      <text:p text:style-name="P6"><text:tab/>j loopConvertHexToDec<text:tab/># Next iteration of the loop</text:p>
      <text:p text:style-name="P6"><text:tab/></text:p>
      <text:p text:style-name="P6"><text:tab/>isInvalid:<text:tab/><text:tab/># Exit with error output</text:p>
      <text:p text:style-name="P6"><text:tab/>li $v0, -1 <text:tab/><text:tab/># Defined invalid input value</text:p>
      <text:p text:style-name="P6"><text:tab/>j exitConvertHexToDec<text:tab/># Go to exit</text:p>
      <text:p text:style-name="P6"><text:tab/></text:p>
      <text:p text:style-name="P6"><text:tab/>isValid:<text:tab/><text:tab/># Exit with converted value</text:p>
      <text:p text:style-name="P6"><text:tab/>move $v0, $s0<text:tab/><text:tab/># Move decimal value to return register $v0</text:p>
      <text:p text:style-name="P6"><text:tab/>j exitConvertHexToDec<text:tab/># Go to exit</text:p>
      <text:p text:style-name="P6"><text:tab/></text:p>
      <text:p text:style-name="P6"><text:tab/>exitConvertHexToDec:<text:tab/># Restore $s registers from stack and return to caller</text:p>
      <text:p text:style-name="P6"><text:tab/></text:p>
      <text:p text:style-name="P6"><text:tab/>lw $s2, 8($sp)<text:tab/><text:tab/># Restore old $s2</text:p>
      <text:p text:style-name="P6"><text:tab/>lw $s1, 4($sp)<text:tab/><text:tab/># Restore old $s1</text:p>
      <text:p text:style-name="P6"><text:tab/>lw $s0, 0($sp) <text:tab/><text:tab/># Restore old $s0</text:p>
      <text:p text:style-name="P6"><text:tab/>addi $sp, $sp, 12 <text:tab/># Reset stack pointer</text:p>
      <text:p text:style-name="P6"><text:tab/>jr $ra <text:tab/><text:tab/><text:tab/># Return to caller</text:p>
      <text:p text:style-name="P6"/>
      <text:p text:style-name="P6"># Before call: $a0 is the address of the string</text:p>
      <text:p text:style-name="P6"># After <text:s/>call: $v0 is the length of the string</text:p>
      <text:p text:style-name="P6">strLength:</text:p>
      <text:p text:style-name="P6"/>
      <text:p text:style-name="P6"><text:tab/># $a0 has the string address</text:p>
      <text:p text:style-name="P6"><text:tab/></text:p>
      <text:p text:style-name="P6"><text:tab/># $v0 will be the length counter</text:p>
      <text:p text:style-name="P6"><text:tab/>li $v0, 0</text:p>
      <text:p text:style-name="P6"><text:tab/></text:p>
      <text:p text:style-name="P6"><text:tab/>loopStrLength:<text:tab/></text:p>
      <text:p text:style-name="P6"><text:tab/>lbu $t0, 0($a0) <text:tab/><text:tab/># Get next character</text:p>
      <text:p text:style-name="P6"><text:tab/>beqz $t0, exitStrLength <text:tab/># If the character is null terminating character then exit the loop</text:p>
      <text:p text:style-name="P6"><text:tab/>beq $t0, 10, exitStrLength <text:tab/># If the character is equal to new line then exit the loop</text:p>
      <text:p text:style-name="P6"><text:tab/>add $a0, $a0, 1 <text:tab/><text:tab/># Move to next character</text:p>
      <text:p text:style-name="P6"><text:tab/>add $v0, $v0, 1 <text:tab/><text:tab/># Increment length counter</text:p>
      <text:p text:style-name="P6"><text:tab/>j loopStrLength <text:tab/><text:tab/># Loop again</text:p>
      <text:p text:style-name="P6"><text:tab/></text:p>
      <text:p text:style-name="P6"><text:tab/>exitStrLength:</text:p>
      <text:p text:style-name="P6"><text:tab/>jr $ra <text:tab/><text:tab/><text:tab/><text:tab/># Return to caller with string length in $v0</text:p>
      <text:p text:style-name="P6"/>
      <text:p text:style-name="P6"># Before call: Takes no parameters</text:p>
      <text:p text:style-name="P6"># After <text:s/>call: Returns no value</text:p>
      <text:p text:style-name="P8">interactWithUser:</text:p>
      <text:p text:style-name="P6"><text:tab/></text:p>
      <text:p text:style-name="P6"><text:tab/># Welcome user</text:p>
      <text:p text:style-name="P6"><text:tab/>la $a0, str0</text:p>
      <text:p text:style-name="P6"><text:soft-page-break/><text:tab/>li $v0, 4</text:p>
      <text:p text:style-name="P6"><text:tab/>syscall</text:p>
      <text:p text:style-name="P6"><text:tab/></text:p>
      <text:p text:style-name="P6"><text:tab/>interactMainBody:</text:p>
      <text:p text:style-name="P6"><text:tab/># Ask and get string</text:p>
      <text:p text:style-name="P6"><text:tab/>la $a0, str1</text:p>
      <text:p text:style-name="P6"><text:tab/>li $v0, 4</text:p>
      <text:p text:style-name="P6"><text:tab/>syscall</text:p>
      <text:p text:style-name="P6"><text:tab/></text:p>
      <text:p text:style-name="P6"><text:tab/>la $a0, hex # Address of input buffer</text:p>
      <text:p text:style-name="P6"><text:tab/>la $a1, 10 <text:s text:c="2"/># Maximum number of input characters, 32 bit = 8 hexadecimal with 1 null terminating character</text:p>
      <text:p text:style-name="P6"><text:tab/>li $v0, 8</text:p>
      <text:p text:style-name="P6"><text:tab/>syscall</text:p>
      <text:p text:style-name="P6"><text:tab/></text:p>
      <text:p text:style-name="P6"><text:tab/># Save return address to the stack</text:p>
      <text:p text:style-name="P6"><text:tab/>addi $sp, $sp, -4</text:p>
      <text:p text:style-name="P6"><text:tab/>sw $ra, 0($sp)</text:p>
      <text:p text:style-name="P6"><text:tab/></text:p>
      <text:p text:style-name="P6"><text:tab/># Call convertHexToDec</text:p>
      <text:p text:style-name="P6"><text:tab/># $a0 should be address of the hexadecimal string</text:p>
      <text:p text:style-name="P6"><text:tab/># $v0 will be the decimal value</text:p>
      <text:p text:style-name="P6"><text:tab/>la $a0, hex</text:p>
      <text:p text:style-name="P6"><text:tab/>jal convertHexToDec</text:p>
      <text:p text:style-name="P6"><text:tab/></text:p>
      <text:p text:style-name="P6"><text:tab/># Restore return address from the stack</text:p>
      <text:p text:style-name="P6"><text:tab/>lw $ra, 0($sp)</text:p>
      <text:p text:style-name="P6"><text:tab/>addi $sp, $sp, 4</text:p>
      <text:p text:style-name="P6"><text:tab/></text:p>
      <text:p text:style-name="P6"><text:tab/># If $v0 = -1 then input string was invalid</text:p>
      <text:p text:style-name="P6"><text:tab/>beq $v0, -1, invalidString</text:p>
      <text:p text:style-name="P6"><text:tab/><text:tab/></text:p>
      <text:p text:style-name="P6"><text:tab/># Return to caller</text:p>
      <text:p text:style-name="P6"><text:tab/>jr $ra</text:p>
      <text:p text:style-name="P6"><text:tab/></text:p>
      <text:p text:style-name="P6"><text:tab/>invalidString:</text:p>
      <text:p text:style-name="P6"><text:tab/>la $a0, str2</text:p>
      <text:p text:style-name="P6"><text:tab/>li $v0, 4</text:p>
      <text:p text:style-name="P6"><text:tab/>syscall</text:p>
      <text:p text:style-name="P6"><text:tab/>j interactMainBody</text:p>
      <text:p text:style-name="P6"><text:tab/></text:p>
      <text:p text:style-name="P6"><text:tab/>.data</text:p>
      <text:p text:style-name="P6">dec:<text:tab/>.word 0<text:tab/><text:tab/># Initialize with 0</text:p>
      <text:p text:style-name="P6">str0:<text:tab/>.asciiz "This program converts input hexadecimal string to its decimal equivalent number.\n"</text:p>
      <text:p text:style-name="P6">str1:<text:tab/>.asciiz "Please enter your hexadecimal number (no more than 8 characters): "</text:p>
      <text:p text:style-name="P6">str2:<text:tab/>.asciiz "Invalid hexadecimal number. Please try again.\n"</text:p>
      <text:p text:style-name="P6">str3:<text:tab/>.asciiz "Your number in decimal: "</text:p>
      <text:p text:style-name="P6">hex:<text:tab/>.space 10<text:tab/># 8 hexadecimal digits and 1 null terminating character</text:p>
      <text:p text:style-name="P6"/>
      <text:p text:style-name="P5">2. Generation of the Machine Instructions</text:p>
      <text:p text:style-name="P12"/>
      <text:p text:style-name="P15"><text:tab/>...</text:p>
      <text:p text:style-name="P9"><text:span text:style-name="T2"><text:tab/>previous:<text:tab/>nop<text:tab/><text:tab/><text:tab/><text:tab/></text:span><text:span text:style-name="T7"># Address: 10 01 00 1C</text:span><text:span text:style-name="T8">16 </text:span><text:span text:style-name="T12">(as given)</text:span></text:p>
      <text:p text:style-name="P9"><text:span text:style-name="T2"><text:tab/><text:tab/><text:tab/>nop<text:tab/><text:tab/><text:tab/><text:tab/></text:span><text:span text:style-name="T7"># Address: 10 01 00 20</text:span><text:span text:style-name="T8">16</text:span></text:p>
      <text:p text:style-name="P9"><text:span text:style-name="T2"><text:tab/><text:tab/><text:tab/>nop<text:tab/><text:tab/><text:tab/><text:tab/></text:span><text:span text:style-name="T7"># Address: 10 01 00 24</text:span><text:span text:style-name="T8">16</text:span></text:p>
      <text:p text:style-name="P9"><text:span text:style-name="T2"><text:tab/><text:tab/><text:tab/>nop<text:tab/><text:tab/><text:tab/><text:tab/></text:span><text:span text:style-name="T12"># Address: 10 01 00 28</text:span><text:span text:style-name="T8">16</text:span></text:p>
      <text:p text:style-name="P9"><text:span text:style-name="T2"><text:tab/><text:tab/><text:tab/></text:span><text:span text:style-name="T5">j<text:tab/>next<text:tab/><text:tab/><text:tab/></text:span><text:span text:style-name="T14"># Address: 10 01 00 2C</text:span><text:span text:style-name="T10">16</text:span></text:p>
      <text:p text:style-name="P9"><text:span text:style-name="T2"><text:tab/><text:tab/><text:tab/>nop<text:tab/><text:tab/><text:tab/><text:tab/></text:span><text:span text:style-name="T12"># Address: 10 01 00 30</text:span><text:span text:style-name="T8">16</text:span></text:p>
      <text:p text:style-name="P9"><text:span text:style-name="T2"><text:tab/><text:tab/><text:tab/>add<text:tab/>$t0 ,$t1, $t2<text:tab/></text:span><text:span text:style-name="T12"># Address: 10 01 00 34</text:span><text:span text:style-name="T8">16</text:span></text:p>
      <text:p text:style-name="P10"><text:span text:style-name="T3"><text:tab/>next:<text:tab/><text:tab/></text:span><text:span text:style-name="T6">j<text:tab/>previous<text:tab/><text:tab/></text:span><text:span text:style-name="T13"># Address: 10 01 00 38</text:span><text:span text:style-name="T9">16</text:span></text:p>
      <text:p text:style-name="P16"/>
      <text:p text:style-name="P10"><text:span text:style-name="T9"><text:s text:c="2"/></text:span><text:span text:style-name="T15">J-TYPE <text:s text:c="4"/>= (OPCODE-6 bits) + (</text:span><text:span text:style-name="T16">TARGET </text:span><text:span text:style-name="T15">ADDRESS-26 bits)</text:span></text:p>
      <text:p text:style-name="P11"><text:span text:style-name="T3"><text:s/>j next <text:s text:c="4"/>= (00 0010) (</text:span><text:span text:style-name="T4">0000 0000 0001 0000 0000 0011 10)</text:span><text:span text:style-name="T11">2</text:span><text:span text:style-name="T4"> = 0800400E</text:span><text:span text:style-name="T11">16</text:span></text:p>
      <text:p text:style-name="P11"><text:span text:style-name="T4"><text:s/>j previous = (00 0010) (0000 0000 0001 0000 0000 0001 11)</text:span><text:span text:style-name="T11">2</text:span><text:span text:style-name="T4"> = 08004007</text:span><text:span text:style-name="T11">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fo:font-size="10pt" officeooo:rsid="001ad3da" officeooo:paragraph-rsid="0003b08e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MT1" style:family="text">
      <style:text-properties officeooo:rsid="0003b0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S224 – Section 6</text:p>
        <text:p text:style-name="MP1">Spring 2018 – Lab <text:span text:style-name="MT1">2</text:span></text:p>
        <text:p text:style-name="MP1">Mert Alp TAYTAK - 21602061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</meta:editing-duration>
    <meta:editing-cycles>5</meta:editing-cycles>
    <meta:generator>LibreOffice/5.4.1.2$Windows_X86_64 LibreOffice_project/ea7cb86e6eeb2bf3a5af73a8f7777ac570321527</meta:generator>
    <dc:date>2018-02-26T05:33:34.287000000</dc:date>
    <meta:document-statistic meta:table-count="0" meta:image-count="0" meta:object-count="0" meta:page-count="3" meta:paragraph-count="194" meta:word-count="1026" meta:character-count="5589" meta:non-whitespace-character-count="4448"/>
    <meta:user-defined meta:name="Info 1"/>
    <meta:user-defined meta:name="Info 2"/>
    <meta:user-defined meta:name="Info 3"/>
    <meta:user-defined meta:name="Info 4"/>
  </office:meta>
</office:document-meta>
</file>